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Heading_20_1">
      <style:text-properties officeooo:rsid="00052c71" officeooo:paragraph-rsid="00052c71"/>
    </style:style>
    <style:style style:name="P2" style:family="paragraph" style:parent-style-name="Text_20_body">
      <style:text-properties officeooo:rsid="00052c71" officeooo:paragraph-rsid="00052c71"/>
    </style:style>
    <style:style style:name="P3" style:family="paragraph" style:parent-style-name="Heading_20_2">
      <style:text-properties officeooo:paragraph-rsid="0006d724"/>
    </style:style>
    <style:style style:name="P4" style:family="paragraph" style:parent-style-name="Text_20_body">
      <style:text-properties officeooo:rsid="00057a07" officeooo:paragraph-rsid="00057a07"/>
    </style:style>
    <style:style style:name="P5" style:family="paragraph" style:parent-style-name="Text_20_body">
      <style:text-properties officeooo:rsid="0006d724" officeooo:paragraph-rsid="0006d724"/>
    </style:style>
    <style:style style:name="P6" style:family="paragraph" style:parent-style-name="Heading_20_2">
      <style:text-properties officeooo:rsid="0006d724" officeooo:paragraph-rsid="0006d724"/>
    </style:style>
    <style:style style:name="P7" style:family="paragraph" style:parent-style-name="Heading_20_1">
      <style:text-properties officeooo:rsid="00052c71" officeooo:paragraph-rsid="000d6e79"/>
    </style:style>
    <style:style style:name="P8" style:family="paragraph" style:parent-style-name="Heading_20_2">
      <style:text-properties officeooo:paragraph-rsid="000d6e79"/>
    </style:style>
    <style:style style:name="P9" style:family="paragraph" style:parent-style-name="Heading_20_2">
      <style:text-properties officeooo:paragraph-rsid="000f1dee"/>
    </style:style>
    <style:style style:name="P10" style:family="paragraph" style:parent-style-name="Text_20_body" style:list-style-name="L1">
      <style:text-properties officeooo:paragraph-rsid="00057a07"/>
    </style:style>
    <style:style style:name="P11" style:family="paragraph" style:parent-style-name="Text_20_body" style:list-style-name="L1">
      <style:text-properties officeooo:rsid="00057a07" officeooo:paragraph-rsid="00057a07"/>
    </style:style>
    <style:style style:name="P12" style:family="paragraph" style:parent-style-name="Text_20_body" style:list-style-name="L2">
      <style:text-properties officeooo:rsid="0006d724" officeooo:paragraph-rsid="0006d724"/>
    </style:style>
    <style:style style:name="P13" style:family="paragraph" style:parent-style-name="Text_20_body">
      <style:text-properties officeooo:rsid="000d6e79" officeooo:paragraph-rsid="000d6e79"/>
    </style:style>
    <style:style style:name="P14" style:family="paragraph" style:parent-style-name="Text_20_body" style:master-page-name="">
      <loext:graphic-properties draw:fill="none"/>
      <style:paragraph-properties fo:margin-left="2.5in" fo:margin-right="0in" fo:margin-top="0in" fo:margin-bottom="0.0972in" style:contextual-spacing="false" fo:line-height="115%" fo:text-indent="-1.75in" style:auto-text-indent="false" style:page-number="auto" fo:background-color="transparent">
        <style:tab-stops>
          <style:tab-stop style:position="1.6917in"/>
        </style:tab-stops>
      </style:paragraph-properties>
      <style:text-properties officeooo:rsid="000d6e79" officeooo:paragraph-rsid="000d6e79"/>
    </style:style>
    <style:style style:name="P15"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d6e79"/>
    </style:style>
    <style:style style:name="P16" style:family="paragraph" style:parent-style-name="Text_20_body">
      <loext:graphic-properties draw:fill="none"/>
      <style:paragraph-properties fo:margin-left="2.5in" fo:margin-right="0in" fo:margin-top="0in" fo:margin-bottom="0.0972in" style:contextual-spacing="false" fo:line-height="115%" fo:text-indent="-1.75in" style:auto-text-indent="false" fo:background-color="transparent">
        <style:tab-stops>
          <style:tab-stop style:position="1.6917in"/>
        </style:tab-stops>
      </style:paragraph-properties>
      <style:text-properties officeooo:rsid="000d6e79" officeooo:paragraph-rsid="000e81d3"/>
    </style:style>
    <style:style style:name="P17" style:family="paragraph" style:parent-style-name="Text_20_body" style:master-page-name="">
      <style:paragraph-properties style:page-number="auto"/>
      <style:text-properties officeooo:rsid="000d6e79" officeooo:paragraph-rsid="000e81d3"/>
    </style:style>
    <style:style style:name="P18" style:family="paragraph" style:parent-style-name="Text_20_body">
      <style:text-properties officeooo:rsid="000d6e79" officeooo:paragraph-rsid="000e81d3"/>
    </style:style>
    <style:style style:name="P19" style:family="paragraph" style:parent-style-name="Text_20_body">
      <style:text-properties officeooo:paragraph-rsid="000e81d3"/>
    </style:style>
    <style:style style:name="P20" style:family="paragraph" style:parent-style-name="Text_20_body">
      <style:text-properties officeooo:rsid="000e81d3" officeooo:paragraph-rsid="000e81d3"/>
    </style:style>
    <style:style style:name="P21"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6917in"/>
        </style:tab-stops>
      </style:paragraph-properties>
      <style:text-properties officeooo:rsid="000e81d3" officeooo:paragraph-rsid="000e81d3"/>
    </style:style>
    <style:style style:name="P22"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ab-stops>
          <style:tab-stop style:position="1.5583in"/>
        </style:tab-stops>
      </style:paragraph-properties>
      <style:text-properties officeooo:rsid="000e81d3" officeooo:paragraph-rsid="000e81d3"/>
    </style:style>
    <style:style style:name="P23"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ab-stops>
          <style:tab-stop style:position="1.5583in"/>
        </style:tab-stops>
      </style:paragraph-properties>
      <style:text-properties officeooo:rsid="000e81d3" officeooo:paragraph-rsid="000e81d3"/>
    </style:style>
    <style:style style:name="P24" style:family="paragraph" style:parent-style-name="Text_20_body">
      <style:text-properties officeooo:rsid="000f1dee" officeooo:paragraph-rsid="000f1dee"/>
    </style:style>
    <style:style style:name="P25" style:family="paragraph" style:parent-style-name="Text_20_body">
      <style:text-properties officeooo:rsid="000fb6ad" officeooo:paragraph-rsid="000fb6ad"/>
    </style:style>
    <style:style style:name="T1" style:family="text">
      <style:text-properties officeooo:rsid="00052c71"/>
    </style:style>
    <style:style style:name="T2" style:family="text">
      <style:text-properties officeooo:rsid="00057a07"/>
    </style:style>
    <style:style style:name="T3" style:family="text">
      <style:text-properties officeooo:rsid="0006d724"/>
    </style:style>
    <style:style style:name="T4" style:family="text">
      <style:text-properties officeooo:rsid="00077950"/>
    </style:style>
    <style:style style:name="T5" style:family="text">
      <style:text-properties officeooo:rsid="00094c5a"/>
    </style:style>
    <style:style style:name="T6" style:family="text">
      <style:text-properties officeooo:rsid="000d6e79"/>
    </style:style>
    <style:style style:name="T7" style:family="text">
      <style:text-properties fo:color="#000000" loext:opacity="100%" style:font-name="Liberation Serif" fo:font-size="12pt" officeooo:rsid="00052c71" fo:background-color="#ffffff" loext:char-shading-value="0"/>
    </style:style>
    <style:style style:name="T8" style:family="text">
      <style:text-properties fo:color="#000000" loext:opacity="100%" style:font-name="Liberation Serif" fo:font-size="12pt" officeooo:rsid="000fb6ad" fo:background-color="#ffffff" loext:char-shading-value="0"/>
    </style:style>
    <style:style style:name="T9" style:family="text">
      <style:text-properties officeooo:rsid="000e81d3"/>
    </style:style>
    <style:style style:name="T10" style:family="text">
      <style:text-properties fo:font-size="12pt"/>
    </style:style>
    <style:style style:name="T11" style:family="text">
      <style:text-properties fo:font-size="12pt" officeooo:rsid="00052c71"/>
    </style:style>
    <style:style style:name="T12" style:family="text">
      <style:text-properties fo:font-size="12pt" officeooo:rsid="000e81d3"/>
    </style:style>
    <style:style style:name="T13" style:family="text">
      <style:text-properties style:font-name="Liberation Serif" fo:font-size="12pt" officeooo:rsid="00052c71"/>
    </style:style>
    <style:style style:name="T14" style:family="text">
      <style:text-properties officeooo:rsid="000f1dee"/>
    </style:style>
    <style:style style:name="T15" style:family="text">
      <style:text-properties officeooo:rsid="000fb6a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WK <text:span text:style-name="T1">To</text:span> Python Translator</text:p>
      <text:p text:style-name="P1">Purpose</text:p>
      <text:p text:style-name="P19"><text:span text:style-name="T2">awktopy is designed t</text:span><text:span text:style-name="T1">o convert a large subset of </text:span><text:span text:style-name="T15">the </text:span><text:span text:style-name="T1">AWK </text:span><text:span text:style-name="T15">language </text:span><text:span text:style-name="T1">into Python 3.8 and later. </text:span><text:span text:style-name="T6">It is being developed &amp; tested under </text:span><text:span text:style-name="T11">Cpython 3</text:span><text:span text:style-name="T13">.10.7 &amp; </text:span><text:span text:style-name="T7">pypy-7.3.9 </text:span><text:span text:style-name="T8">which documents that it has Python 3.8 compatibility,</text:span></text:p>
      <text:p text:style-name="P19"><text:span text:style-name="T7">T</text:span><text:span text:style-name="T11">he translated program can either be im</text:span><text:span text:style-name="T1">mediately executed or saved for later execution.</text:span></text:p>
      <text:p text:style-name="P7"><text:span text:style-name="T6">Usage</text:span></text:p>
      <text:p text:style-name="P8"><text:span text:style-name="T6">Compile to a Python File</text:span></text:p>
      <text:p text:style-name="P13">python awkpy<text:span text:style-name="T9">cc</text:span>.py [options] [awk-program]</text:p>
      <text:p text:style-name="P13">options:</text:p>
      <text:p text:style-name="P14">-o filename<text:tab/>Save the generated python to filename. Default is the first .awk source file with the extension changed to py</text:p>
      <text:p text:style-name="P15">-d<text:tab/>Turn on some (not often very useful) debugging information on internal compiler <text:span text:style-name="T15">data</text:span></text:p>
      <text:p text:style-name="P15">-e awk-program-string<text:tab/>Awk source code. Normally when awk code is on the command line, it is the only awk source. -e allows awk code in files and on the command line to be merged into a single Python program.</text:p>
      <text:p text:style-name="P15">-f <text:s/>awk-program-file<text:tab/>The name of the Awk source code. This option may be used multiple times.</text:p>
      <text:p text:style-name="P15">-i <text:s/>awk-include-file<text:tab/>The name of an Awk source code file. This is a Gawk extension that is very similar to -f, currently treated as an alias <text:s/>of -f ignoring the differences</text:p>
      <text:p text:style-name="P15">-v variable=value<text:tab/>Assign value as the initial value of the named variable before the program, including the BEGIN block if any, is executed.</text:p>
      <text:p text:style-name="P15"><text:tab/><text:span text:style-name="T9">Once namespaces are implemented, t</text:span>he variable name <text:span text:style-name="T9">may be prefixed with namespace:: to assign variables in a specific namespace. For now, only the default awk: namespace is available, it is discarded.</text:span></text:p>
      <text:p text:style-name="P16">--<text:tab/>Stop processing options &amp; treat the rest of the command line as runtime filenames. These are ignored in compile mode, see Compile &amp; <text:s/><text:span text:style-name="T9">Execute. They are not passed through to the generated Python.</text:span></text:p>
      <text:p text:style-name="P16">-Wr<text:tab/>Stop processing options &amp; treat the rest of the command line as runtime options and filenames. These are ignored in compile mode, see Compile &amp; <text:span text:style-name="T9">Execute</text:span>.<text:span text:style-name="T9"> They are not passed </text:span><text:soft-page-break/><text:span text:style-name="T9">through to the generated Python.</text:span> This is an awkpy extension.</text:p>
      <text:p text:style-name="P21">Awk-program<text:tab/>A quoted string containing the code of the awk program to be compiled. If you prefix it with -e, you can have multiple strings and mix them with awk files.</text:p>
      <text:p text:style-name="P8">Co<text:span text:style-name="T6">mpile &amp; </text:span><text:span text:style-name="T9">Execute</text:span></text:p>
      <text:p text:style-name="P17">python awkpy.py [options] [awk-program] <text:span text:style-name="T9">[input-files and variable-setting</text:span><text:span text:style-name="T14">s</text:span><text:span text:style-name="T9">]</text:span></text:p>
      <text:p text:style-name="P20">The options are the same as for awkpycc.py above, except as noted:</text:p>
      <text:p text:style-name="P18">options:</text:p>
      <text:p text:style-name="P16">-o filename<text:tab/>Save the generated python to filename. Default is <text:span text:style-name="T9">not to save the Python code to disk. If you do save the Python, please be aware that using pythons compile() and exec() methods have forced us to <text:s/>make some minor changes when compared to awkpycc generated code. They should be functionally identical.</text:span></text:p>
      <text:p text:style-name="P16">--<text:tab/><text:span text:style-name="T9">Stop processing options &amp; treat the rest of the command line as input files to <text:s/>the generated program. This can be useful if you have a data file to be process that has a name starting in a hyphen</text:span></text:p>
      <text:p text:style-name="P16">-<text:span text:style-name="T9">Wr<text:tab/>S</text:span><text:span text:style-name="T12">top processing options &amp; treat the rest of the command line as runtime options and filenames, these are excuted inside the generated code. </text:span><text:span text:style-name="T10">This is an awkpy extension. </text:span></text:p>
      <text:p text:style-name="P22">Input-files<text:tab/>Data to be fed to the compiled program. Files are processed left to right. If no files are specified, stdin is used. <text:s/>If you want to input both files and stdin, you can represent this by using the magic filename – where you want stdin to be in the list of files.</text:p>
      <text:p text:style-name="P23">Variable-setting<text:span text:style-name="T14">s</text:span><text:tab/>This allows a variable in the running AWK program to be set. It is very similar to the -v option except the assignment happens after the preceding file has been fully processed and before the following file is opened. <text:span text:style-name="T14">The syntax is name=value.</text:span></text:p>
      <text:p text:style-name="P9">Execut<text:span text:style-name="T14">ing</text:span> <text:span text:style-name="T14">compiled program</text:span><text:span text:style-name="T15">s</text:span></text:p>
      <text:p text:style-name="P24">python name.py [options] [<text:span text:style-name="T9">input-files and variable-setting</text:span>s], or if name.py is in the current path, it is tagged as executable so name.py [options] [<text:span text:style-name="T9">input-files and variable-setting</text:span>s] <text:span text:style-name="T15">can be used.</text:span></text:p>
      <text:p text:style-name="P25">All the options available in Compile or Compile &amp; Execute are recognised, but only -v, --, -, and -d are likely to do anything.</text:p>
      <text:p text:style-name="P7">Source</text:p>
      <text:p text:style-name="Heading_20_2"><text:span text:style-name="T2">L</text:span>anguage</text:p>
      <text:p text:style-name="P4">There are a number of implementations &amp; thus possibly dialects of AWK: nawk (aka “BWK awk, <text:soft-page-break/>“one true AWK”), mawk, Jawk, BusyBox AWK, CLAWK and GAWK to name a few. POSIX has standardised the language <text:a xlink:type="simple" xlink:href="https://pubs.opengroup.org/onlinepubs/9699919799/utilities/awk.html" text:style-name="Internet_20_link" text:visited-style-name="Visited_20_Internet_20_Link">https://pubs.opengroup.org/onlinepubs/9699919799/utilities/awk.html</text:a> <text:span text:style-name="T15">but this is a bit hard to follow in places so I</text:span> have used the GAWK manual as my primary source document, but where they note that a feature is a GAWK extension I make a value judgement on supporting it. For example</text:p>
      <text:list text:style-name="L1">
        <text:list-item>
          <text:p text:style-name="P10"><text:span text:style-name="T2">GAWK has BEGINFILE and ENDFILE </text:span><text:span text:style-name="T3">special patterns</text:span><text:span text:style-name="T2"> as extensions. They were trivial to implement, so I did.</text:span></text:p>
        </text:list-item>
        <text:list-item>
          <text:p text:style-name="P11">GAWK has a C style switch statement as an extension. Python lacks this construct and implementation looks hard so I <text:span text:style-name="T4">arbitrarily </text:span>decided not to implement it.</text:p>
        </text:list-item>
      </text:list>
      <text:p text:style-name="P25">That aside, I am treating POSIX compatibility as a major design goal.</text:p>
      <text:p text:style-name="P6">Implementation limits</text:p>
      <text:p text:style-name="P5">awktopy is being developed in an incremental manner. The full source language is not yet, and may never be, implemented. <text:span text:style-name="T5">See the Implementation_State document in the docs folder for the current status of the implementation.</text:span></text:p>
      <text:p text:style-name="P3">C<text:span text:style-name="T2">orrectness (of AWK program)</text:span></text:p>
      <text:p text:style-name="P4">Unlike most language translators, pytoawk assumes that its input is a correct, preferably debugged, awk program. <text:s/>This means it tries to recognise well formed AWK and does not try <text:span text:style-name="T15">very hard </text:span>to detect invalid cases. <text:span text:style-name="T3">This may cause strange crashes when the generated code is run. The moral of the story is to test your awk source in an awk interpreter before feeding it into awktopy.</text:span></text:p>
      <text:p text:style-name="P5">As examples: </text:p>
      <text:list text:style-name="L2">
        <text:list-item>
          <text:p text:style-name="P12">awk does not permit the same variable to be used as both a scalar value and an array. We don’t check for this. Any attempt to mix types like this will probably result in a crash.</text:p>
        </text:list-item>
        <text:list-item>
          <text:p text:style-name="P12">Awk does not permit a function name (built-in or user defined) to be used as a parameter name in a built-in function. I have plans for partially implementing this check but fully checking for it would require a degree of look-ahead in the compiler which I am loathe to implement.</text:p>
        </text:list-item>
      </text:list>
      <text:p text:style-name="P1">Scope</text:p>
      <text:p text:style-name="P1">Mor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NZ"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1%.%2%.%3%." style:num-suffix="." style:num-format="1" text:display-levels="3">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loext:num-list-format="%1%." style:num-suffix="." style:num-format="1">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loext:num-list-format="%1%)" style:num-suffix=")" style:num-format="a">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loext:num-list-format="%1%" text:bullet-char="●">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2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1$Linux_X86_64 LibreOffice_project/40$Build-1</meta:generator>
    <meta:editing-cycles>11</meta:editing-cycles>
    <meta:creation-date>2008-08-22T11:41:04</meta:creation-date>
    <dc:date>2022-09-16T19:04:56.423903284</dc:date>
    <meta:editing-duration>PT9H24M14S</meta:editing-duration>
    <meta:document-statistic meta:table-count="0" meta:image-count="0" meta:object-count="0" meta:page-count="3" meta:paragraph-count="45" meta:word-count="980" meta:character-count="5723" meta:non-whitespace-character-count="4781"/>
  </office:meta>
</office:document-meta>
</file>